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3995A5E6BD0DE54CD93.png" manifest:media-type="image/png"/>
  <manifest:file-entry manifest:full-path="Pictures/10000001000007800000026123F0448558479B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cm" svg:y="-0.476cm" svg:width="17cm" svg:height="8.156cm" draw:z-index="0"><draw:image xlink:href="Pictures/1000000100000780000003995A5E6BD0DE54CD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width="17cm" svg:height="5.394cm" draw:z-index="1"><draw:image xlink:href="Pictures/10000001000007800000026123F0448558479B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1:09:27.562000000</meta:creation-date>
    <dc:date>2023-12-15T11:11:12.142000000</dc:date>
    <meta:editing-duration>PT1M4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5.3.2$Windows_X86_64 LibreOffice_project/9f56dff12ba03b9acd7730a5a481eea045e468f3</meta:generator>
  </office:meta>
</office:document-meta>
</file>